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/>
    </style:style>
    <style:style style:name="P2" style:family="paragraph" style:parent-style-name="Standard">
      <style:paragraph-properties fo:text-align="justify" style:justify-single-word="false"/>
      <style:text-properties style:font-name="Times New Roman" officeooo:rsid="00134945" officeooo:paragraph-rsid="00134945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officeooo:rsid="001ba1c6" officeooo:paragraph-rsid="001ba1c6"/>
    </style:style>
    <style:style style:name="P5" style:family="paragraph" style:parent-style-name="Standard">
      <style:paragraph-properties fo:text-align="justify" style:justify-single-word="false"/>
      <style:text-properties fo:color="#2a6099" loext:opacity="100%" style:font-name="Times New Roman" officeooo:rsid="00134945" officeooo:paragraph-rsid="00134945"/>
    </style:style>
    <style:style style:name="P6" style:family="paragraph" style:parent-style-name="Standard">
      <style:paragraph-properties fo:text-align="justify" style:justify-single-word="false"/>
      <style:text-properties fo:color="#2a6099" loext:opacity="100%" style:font-name="Times New Roman" fo:font-style="normal" officeooo:rsid="00134945" officeooo:paragraph-rsid="00134945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color="#2a6099" loext:opacity="100%" style:font-name="Times New Roman" fo:font-style="normal" officeooo:rsid="00134945" officeooo:paragraph-rsid="00154269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fo:color="#2a6099" loext:opacity="100%" style:font-name="Times New Roman" fo:font-style="normal" officeooo:rsid="00134945" officeooo:paragraph-rsid="001833f0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fo:color="#2a6099" loext:opacity="100%" style:font-name="Times New Roman" fo:font-style="normal" officeooo:rsid="00134945" officeooo:paragraph-rsid="001a8673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154269"/>
    </style:style>
    <style:style style:name="T3" style:family="text">
      <style:text-properties officeooo:rsid="001833f0"/>
    </style:style>
    <style:style style:name="T4" style:family="text">
      <style:text-properties officeooo:rsid="0019bd3d"/>
    </style:style>
    <style:style style:name="T5" style:family="text">
      <style:text-properties officeooo:rsid="001a8673"/>
    </style:style>
    <style:style style:name="T6" style:family="text">
      <style:text-properties officeooo:rsid="001d30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saac García Aneiros 1º ASIR</text:p>
      <text:p text:style-name="P1"/>
      <text:p text:style-name="P3">Boletin XPath - Equipamento informatico basico</text:p>
      <text:p text:style-name="P1"/>
      <text:p text:style-name="P2">&lt;?xml version="1.0" encoding="UTF-8"?&gt;</text:p>
      <text:p text:style-name="P2">&lt;equipos&gt;</text:p>
      <text:p text:style-name="P2"><text:s/>&lt;máquina nome="PC017"&gt;</text:p>
      <text:p text:style-name="P2"><text:s text:c="2"/>&lt;hardware&gt;</text:p>
      <text:p text:style-name="P2"><text:s text:c="3"/>&lt;tipo&gt;PC Sobremesa&lt;/tipo&gt;</text:p>
      <text:p text:style-name="P2"><text:s text:c="3"/>&lt;fabricante&gt;Dell&lt;/fabricante&gt;</text:p>
      <text:p text:style-name="P2"><text:s text:c="3"/>&lt;procesador marca="Intel" num_nucleos="4" velocidade="3,1"&gt;i7&lt;/procesador&gt;</text:p>
      <text:p text:style-name="P2"><text:s text:c="3"/>&lt;memoria tecnoloxía="DDR3"&gt;8&lt;/memoria&gt;</text:p>
      <text:p text:style-name="P2"><text:s text:c="3"/>&lt;disco tecnoloxía="SATA" capacidade="2000"/&gt;</text:p>
      <text:p text:style-name="P2"><text:s text:c="3"/>&lt;gravadora tipo="DVD"/&gt;</text:p>
      <text:p text:style-name="P2"><text:s text:c="2"/>&lt;/hardware&gt;</text:p>
      <text:p text:style-name="P2"><text:s text:c="2"/>&lt;config&gt;</text:p>
      <text:p text:style-name="P2"><text:s text:c="3"/>&lt;OS&gt;Windows 7&lt;/OS&gt;</text:p>
      <text:p text:style-name="P2"><text:s text:c="3"/>&lt;IP&gt;192.168.20.105&lt;/IP&gt;</text:p>
      <text:p text:style-name="P2"><text:s text:c="3"/>&lt;gateway&gt;192.168.20.1&lt;/gateway&gt;</text:p>
      <text:p text:style-name="P2"><text:s text:c="2"/>&lt;/config&gt;</text:p>
      <text:p text:style-name="P2"><text:s/>&lt;/máquina&gt;</text:p>
      <text:p text:style-name="P2"><text:s/>&lt;máquina nome="GALILEO"&gt;</text:p>
      <text:p text:style-name="P2"><text:s text:c="2"/>&lt;hardware&gt;</text:p>
      <text:p text:style-name="P2"><text:s text:c="3"/>&lt;tipo&gt;Torre&lt;/tipo&gt;</text:p>
      <text:p text:style-name="P2"><text:s text:c="3"/>&lt;fabricante&gt;Fujitsu-Siemens&lt;/fabricante&gt;</text:p>
      <text:p text:style-name="P2"><text:s text:c="3"/>&lt;procesador marca="Intel" num_nucleos="4" velocidade="3"&gt;Xeon&lt;/procesador&gt;</text:p>
      <text:p text:style-name="P2"><text:s text:c="3"/>&lt;memoria tecnoloxía="DDR2"&gt;2&lt;/memoria&gt;</text:p>
      <text:p text:style-name="P2"><text:s text:c="3"/>&lt;disco tecnoloxía="SCSI" capacidade="200"/&gt;</text:p>
      <text:p text:style-name="P2"><text:s text:c="3"/>&lt;disco tecnoloxía="SCSI" capacidade="200"/&gt;</text:p>
      <text:p text:style-name="P2"><text:s text:c="3"/>&lt;disco tecnoloxía="SCSI" capacidade="200"/&gt;</text:p>
      <text:p text:style-name="P2"><text:s text:c="3"/>&lt;lectora tipo="DVD"/&gt;</text:p>
      <text:p text:style-name="P2"><text:s text:c="2"/>&lt;/hardware&gt;</text:p>
      <text:p text:style-name="P2"><text:s text:c="2"/>&lt;config&gt;</text:p>
      <text:p text:style-name="P2"><text:s text:c="3"/>&lt;role&gt;Servidor de dominio&lt;/role&gt;</text:p>
      <text:p text:style-name="P2"><text:s text:c="3"/>&lt;OS&gt;Windows 2008 Server R2&lt;/OS&gt;</text:p>
      <text:p text:style-name="P2"><text:s text:c="3"/>&lt;IP&gt;192.168.20.10&lt;/IP&gt;</text:p>
      <text:p text:style-name="P2"><text:s text:c="3"/>&lt;gateway&gt;192.168.20.1&lt;/gateway&gt;</text:p>
      <text:p text:style-name="P2"><text:s text:c="2"/>&lt;/config&gt;</text:p>
      <text:p text:style-name="P2"><text:s/>&lt;/máquina&gt;</text:p>
      <text:p text:style-name="P2">&lt;/equipos&gt;</text:p>
      <text:p text:style-name="P2"/>
      <text:p text:style-name="P2"/>
      <text:p text:style-name="P2">Ejercicio 1: As máquinas que contén o documento.</text:p>
      <text:p text:style-name="P6">/equipos/máquina</text:p>
      <text:p text:style-name="P2"/>
      <text:p text:style-name="P2">Ejercicio 2: A información correspondente ao hardware das máquinas.</text:p>
      <text:p text:style-name="P5">/equipos/máquina/hardware</text:p>
      <text:p text:style-name="P2"/>
      <text:p text:style-name="P2">Ejercicio 3: A información de configuración das máquinas.</text:p>
      <text:p text:style-name="P6"><text:span text:style-name="T1">/equipos/máquina/</text:span>config</text:p>
      <text:p text:style-name="P2"/>
      <text:p text:style-name="P2">Ejercicio 4: A lista de fabricantes dos equipos.</text:p>
      <text:p text:style-name="P6"><text:soft-page-break/>/equipos/máquin<text:span text:style-name="T2">a</text:span>/<text:span text:style-name="T2">hardware/fabricante</text:span></text:p>
      <text:p text:style-name="P2"/>
      <text:p text:style-name="P2">Ejercicio 5: A lista de discos que conteñen.</text:p>
      <text:p text:style-name="P7">/equipos/máquina/<text:span text:style-name="T2">hardware/discos</text:span></text:p>
      <text:p text:style-name="P2"/>
      <text:p text:style-name="P2">Ejercicio 6: Os enderezos IP.</text:p>
      <text:p text:style-name="P7">/equipos/máquina/<text:span text:style-name="T2">configIP</text:span></text:p>
      <text:p text:style-name="P2"/>
      <text:p text:style-name="P2">Ejercicio 7: Os nomes das máquinas.</text:p>
      <text:p text:style-name="P7">/equipos/máquina/<text:span text:style-name="T2">@nome</text:span></text:p>
      <text:p text:style-name="P2"/>
      <text:p text:style-name="P2">Ejercicio 8: Os nomes das máquinas que teñan gravadora óptica (DVD).</text:p>
      <text:p text:style-name="P8">/equipos/máquina<text:span text:style-name="T6">[</text:span><text:span text:style-name="T3">hardware/gravadora</text:span><text:span text:style-name="T6">]</text:span><text:span text:style-name="T3">/@</text:span><text:span text:style-name="T6">nome</text:span></text:p>
      <text:p text:style-name="P2"/>
      <text:p text:style-name="P2">Ejercicio 9: O sistema operativo das máquinas nas que figure o "role".</text:p>
      <text:p text:style-name="P9">/equipos/máquina<text:span text:style-name="T6">[config/role]</text:span>/config/<text:span text:style-name="T5">OS</text:span></text:p>
      <text:p text:style-name="P2"/>
      <text:p text:style-name="P2"/>
      <text:p text:style-name="P2"/>
      <text:p text:style-name="P4">Enlace al repositorio en mi github → <text:a xlink:type="simple" xlink:href="https://github.com/IsaacGaAn/Boletines-XPath-XQuery-XSLT" text:style-name="Internet_20_link" text:visited-style-name="Visited_20_Internet_20_Link">https://github.com/IsaacGaAn/Boletines-XPath-XQuery-XSLT</text:a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4T13:27:50.937000000</dc:date>
    <meta:editing-duration>PT29M10S</meta:editing-duration>
    <meta:editing-cycles>8</meta:editing-cycles>
    <meta:generator>LibreOffice/7.2.7.2$Windows_X86_64 LibreOffice_project/8d71d29d553c0f7dcbfa38fbfda25ee34cce99a2</meta:generator>
    <meta:document-statistic meta:table-count="0" meta:image-count="0" meta:object-count="0" meta:page-count="2" meta:paragraph-count="57" meta:word-count="168" meta:character-count="1916" meta:non-whitespace-character-count="1722"/>
  </office:meta>
</office:document-meta>
</file>